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437b" officeooo:paragraph-rsid="0002437b"/>
    </style:style>
    <style:style style:name="T1" style:family="text">
      <style:text-properties officeooo:rsid="0002437b"/>
    </style:style>
    <style:style style:name="T2" style:family="text">
      <style:text-properties officeooo:rsid="000247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vage Software Games Privacy Policy</text:p>
      <text:p text:style-name="Standard"/>
      <text:p text:style-name="Standard">This Privacy Policy describes how your personal information is collected, used, and shared when you <text:span text:style-name="T1">use the application.</text:span></text:p>
      <text:p text:style-name="Standard"/>
      <text:p text:style-name="Standard">PERSONAL INFORMATION WE COLLECT</text:p>
      <text:p text:style-name="Standard"/>
      <text:p text:style-name="P1">None.</text:p>
      <text:p text:style-name="Standard"/>
      <text:p text:style-name="Standard">When we talk about “Personal Information” in this Privacy Policy, we are talking both about Device Information and <text:span text:style-name="T1">an Individuals Personal</text:span> Information.</text:p>
      <text:p text:style-name="Standard"/>
      <text:p text:style-name="Standard">CHANGES</text:p>
      <text:p text:style-name="Standard">We may update this privacy policy from time to time in order to reflect, for example, changes to our practices or for other operational, legal or regulatory reasons.</text:p>
      <text:p text:style-name="Standard"/>
      <text:p text:style-name="Standard">CONTACT US</text:p>
      <text:p text:style-name="Standard">For more information about our privacy practices, if you have questions, or if you would like to make a complaint, please contact us by e-mail at <text:span text:style-name="T2">savagesoftwaregames</text:span>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8T14:08:00.914872000</meta:creation-date>
    <dc:date>2020-08-28T19:47:04.580906420</dc:date>
    <meta:editing-duration>PT5H39M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108" meta:character-count="700" meta:non-whitespace-character-count="601"/>
  </office:meta>
</office:document-meta>
</file>